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Liberation Sans" fo:font-size="26pt" fo:font-weight="normal" officeooo:rsid="000ef46d" officeooo:paragraph-rsid="001d169e" style:font-size-asian="26pt" style:font-weight-asian="normal" style:font-name-complex="Arial1" style:font-size-complex="26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" fo:font-size="14pt" officeooo:paragraph-rsid="001d169e" style:font-size-asian="14pt" style:font-name-complex="Arial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" fo:font-size="26pt" officeooo:paragraph-rsid="001d169e" style:font-size-asian="26pt" style:font-name-complex="Arial1" style:font-size-complex="26pt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Liberation Sans" officeooo:paragraph-rsid="001d169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Arial" fo:font-size="26pt" style:font-size-asian="26pt" style:font-name-complex="Arial1" style:font-size-complex="26pt"/>
    </style:style>
    <style:style style:name="T2" style:family="text">
      <style:text-properties style:font-name="Arial" fo:font-size="26pt" fo:font-weight="normal" style:font-size-asian="26pt" style:font-weight-asian="normal" style:font-name-complex="Arial1" style:font-size-complex="26pt" style:font-weight-complex="normal"/>
    </style:style>
    <style:style style:name="T3" style:family="text">
      <style:text-properties style:font-name="Arial" fo:font-size="26pt" fo:font-weight="normal" officeooo:rsid="001679a9" style:font-size-asian="26pt" style:font-weight-asian="normal" style:font-name-complex="Arial1" style:font-size-complex="26pt" style:font-weight-complex="normal"/>
    </style:style>
    <style:style style:name="T4" style:family="text">
      <style:text-properties style:font-name="Arial" fo:font-size="20pt" style:font-size-asian="20pt" style:font-name-complex="Arial1" style:font-size-complex="20pt"/>
    </style:style>
    <style:style style:name="T5" style:family="text">
      <style:text-properties style:font-name="Arial" fo:font-size="10pt" style:font-size-asian="10pt" style:font-name-complex="Arial1" style:font-size-complex="10pt"/>
    </style:style>
    <style:style style:name="T6" style:family="text">
      <style:text-properties fo:font-size="26pt" style:font-size-asian="26pt" style:font-name-complex="Arial1" style:font-size-complex="26pt"/>
    </style:style>
    <style:style style:name="T7" style:family="text">
      <style:text-properties fo:font-size="26pt" fo:font-weight="normal" style:font-size-asian="26pt" style:font-weight-asian="normal" style:font-name-complex="Arial1" style:font-size-complex="26pt" style:font-weight-complex="normal"/>
    </style:style>
    <style:style style:name="T8" style:family="text">
      <style:text-properties fo:font-size="26pt" fo:font-weight="normal" officeooo:rsid="001679a9" style:font-size-asian="26pt" style:font-weight-asian="normal" style:font-name-complex="Arial1" style:font-size-complex="26pt" style:font-weight-complex="normal"/>
    </style:style>
    <style:style style:name="T9" style:family="text">
      <style:text-properties fo:font-size="20pt" style:font-size-asian="20pt" style:font-name-complex="Arial1" style:font-size-complex="20pt"/>
    </style:style>
    <style:style style:name="T10" style:family="text">
      <style:text-properties fo:font-size="10pt" style:font-size-asian="10pt" style:font-name-complex="Arial1" style:font-size-complex="10pt"/>
    </style:style>
    <style:style style:name="T11" style:family="text">
      <style:text-properties fo:font-size="32pt" style:font-size-asian="32pt" style:font-name-complex="Arial1" style:font-size-complex="32pt"/>
    </style:style>
    <style:style style:name="T12" style:family="text">
      <style:text-properties fo:font-size="32pt" fo:font-weight="normal" style:font-size-asian="32pt" style:font-weight-asian="normal" style:font-name-complex="Arial1" style:font-size-complex="32pt" style:font-weight-complex="normal"/>
    </style:style>
    <style:style style:name="T13" style:family="text">
      <style:text-properties fo:font-size="32pt" fo:font-weight="normal" officeooo:rsid="001679a9" style:font-size-asian="32pt" style:font-weight-asian="normal" style:font-name-complex="Arial1" style:font-size-complex="32pt" style:font-weight-complex="normal"/>
    </style:style>
    <style:style style:name="T14" style:family="text">
      <style:text-properties fo:font-size="32pt" fo:font-weight="normal" officeooo:rsid="001f2998" style:font-size-asian="32pt" style:font-weight-asian="normal" style:font-name-complex="Arial1" style:font-size-complex="32pt" style:font-weight-complex="normal"/>
    </style:style>
    <style:style style:name="T15" style:family="text">
      <style:text-properties fo:font-size="12pt" style:font-size-asian="12pt" style:font-name-complex="Arial1" style:font-size-complex="12pt"/>
    </style:style>
    <style:style style:name="T16" style:family="text">
      <style:text-properties fo:font-size="12pt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2.886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4.087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2.944cm" fo:min-width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textarea-vertical-align="middle" draw:auto-grow-height="false" fo:min-height="4.023cm" fo:min-width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Lindo És</text:span><text:span text:style-name="T9"><text:tab/><text:tab/><text:tab/></text:span><text:span text:style-name="T15">Livres Para Adorar</text:span><text:span text:style-name="T10"><text:tab/><text:tab/></text:span><text:span text:style-name="T12">[ </text:span><text:span text:style-name="T14">36</text:span><text:span text:style-name="T13"> </text:span><text:span text:style-name="T12">]</text:span></text:p>
      <text:p text:style-name="P2"><draw:custom-shape text:anchor-type="paragraph" draw:z-index="2" draw:style-name="gr3" draw:text-style-name="P5" svg:width="0.265cm" svg:height="4.086cm" svg:x="16.177cm" svg:y="0.43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Lindo, lindo, lindo és</text:p>
      <text:p text:style-name="P3"><draw:frame text:anchor-type="paragraph" draw:z-index="3" draw:style-name="gr4" draw:text-style-name="P6" svg:width="1.059cm" svg:height="0.6cm" svg:x="16.6cm" svg:y="0.688cm"><draw:text-box><text:p><text:span text:style-name="T16">2x</text:span></text:p></draw:text-box></draw:frame>Glória, glória eu Te dou, Jesus, Jesus</text:p>
      <text:p text:style-name="P3">Lindo, lindo, lindo és</text:p>
      <text:p text:style-name="P3">Glória, glória eu Te dou, Jesus, Jesus</text:p>
      <text:p text:style-name="P3"/>
      <text:p text:style-name="P3"><draw:custom-shape text:anchor-type="paragraph" draw:z-index="0" draw:style-name="gr1" draw:text-style-name="P5" svg:width="0.345cm" svg:height="2.885cm" svg:x="13.663cm" svg:y="0.07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Me leva a sala do trono</text:p>
      <text:p text:style-name="P3"><draw:frame text:anchor-type="paragraph" draw:z-index="1" draw:style-name="gr2" draw:text-style-name="P6" svg:width="1.059cm" svg:height="0.489cm" svg:x="14.219cm" svg:y="0.273cm"><draw:text-box><text:p><text:span text:style-name="T16">4x</text:span></text:p></draw:text-box></draw:frame>Mostra Tua beleza</text:p>
      <text:p text:style-name="P3">Quero ver Tua face Deus</text:p>
      <text:p text:style-name="P3"/>
      <text:p text:style-name="P3"><draw:custom-shape text:anchor-type="paragraph" draw:z-index="6" draw:style-name="gr6" draw:text-style-name="P5" svg:width="0.212cm" svg:height="4.022cm" svg:x="16.177cm" svg:y="0.07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Lindo, lindo, lindo és</text:p>
      <text:p text:style-name="P3"><draw:frame text:anchor-type="paragraph" draw:z-index="7" draw:style-name="gr2" draw:text-style-name="P6" svg:width="1.059cm" svg:height="0.489cm" svg:x="16.521cm" svg:y="0.926cm"><draw:text-box><text:p><text:span text:style-name="T16">2x</text:span></text:p></draw:text-box></draw:frame>Glória, glória eu Te dou, Jesus, Jesus</text:p>
      <text:p text:style-name="P3">Lindo, lindo, lindo és</text:p>
      <text:p text:style-name="P3">Glória, glória eu Te dou, Jesus, Jesus</text:p>
      <text:p text:style-name="P3"/>
      <text:p text:style-name="P3"><draw:custom-shape text:anchor-type="paragraph" draw:z-index="4" draw:style-name="gr5" draw:text-style-name="P5" svg:width="0.212cm" svg:height="2.945cm" svg:x="13.875cm" svg:y="0.02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** Me leva a sala do trono</text:p>
      <text:p text:style-name="P3"><draw:frame text:anchor-type="paragraph" draw:z-index="5" draw:style-name="gr2" draw:text-style-name="P6" svg:width="1.059cm" svg:height="0.489cm" svg:x="14.351cm" svg:y="0.326cm"><draw:text-box><text:p><text:span text:style-name="T16">2x</text:span></text:p></draw:text-box></draw:frame>Mostra Tua beleza</text:p>
      <text:p text:style-name="P3">Quero ver Tua face Deus</text:p>
      <text:p text:style-name="P3"/>
      <text:p text:style-name="P3">Só quero, só quero, ver Você</text:p>
      <text:p text:style-name="P3">Só quero, só quero, ver Você</text:p>
      <text:p text:style-name="P1">Só quero, só quero, ver Você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5:19:19.508457632</dc:date>
    <meta:editing-duration>PT25M19S</meta:editing-duration>
    <meta:editing-cycles>18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18" meta:word-count="99" meta:character-count="490" meta:non-whitespace-character-count="406"/>
  </office:meta>
</office:document-meta>
</file>